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Dialog.getJButton1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nectionDialog.isHost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nectionDialog.getJ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nectionDialog.isIntFieldValid( JText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nectionDialog.getJTextField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nectionDialog.getJCheck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nectionDialog.isCance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Dialog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Dialog.itemStateChanged( java . awt . event . Item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Dialog.getJContent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nnectionDialog.getJTextFie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nectionDialog.getJPanel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nectionDialog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Dialog.ConnectionDi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Dialog.getConnection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Dialog.getJPanel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Dialog.getJPanel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nectionDialog.ConnectionDialog( ConnectionInfo connect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nectionDialog.getJPanel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nectionDialog.getJTextField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nectionDialog.getJPanel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nectionDialog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Dialog.focusLost( java . awt . event . Focus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Dialog.getJ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